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.4925in" style:auto-text-indent="false"/>
    </style:style>
    <style:style style:name="P2" style:family="paragraph" style:parent-style-name="Text_20_body">
      <style:text-properties officeooo:paragraph-rsid="001e0622"/>
    </style:style>
    <style:style style:name="P3" style:family="paragraph" style:parent-style-name="Text_20_body">
      <style:text-properties officeooo:rsid="00201c52" officeooo:paragraph-rsid="00201c52"/>
    </style:style>
    <style:style style:name="P4" style:family="paragraph" style:parent-style-name="Text_20_body">
      <style:text-properties officeooo:rsid="0078f563" officeooo:paragraph-rsid="0078f563"/>
    </style:style>
    <style:style style:name="P5" style:family="paragraph" style:parent-style-name="Heading_20_2" style:master-page-name="MP0">
      <style:paragraph-properties style:page-number="auto" fo:break-before="page"/>
      <style:text-properties officeooo:rsid="00201c52" officeooo:paragraph-rsid="00201c52"/>
    </style:style>
    <style:style style:name="T1" style:family="text">
      <style:text-properties officeooo:rsid="001d1ccd"/>
    </style:style>
    <style:style style:name="T2" style:family="text">
      <style:text-properties officeooo:rsid="001e0622"/>
    </style:style>
    <style:style style:name="T3" style:family="text">
      <style:text-properties officeooo:rsid="0078f5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Design of Collections</text:h>
      <text:p text:style-name="P3">The collections of teams, cmps and ctps could be either arrays or objects. <text:s/>In either event, they must be indexed by the id of the objects in question in order to permit easy use of the foreign-key links from other entities, e.g. ctpId or teamId. <text:s/></text:p>
      <text:p text:style-name="P3">Arrays permit easier mapping and forEach operations, vs Object.entries calls. <text:s/></text:p>
      <text:p text:style-name="P4">All ID values are ints. </text:p>
      <text:h text:style-name="Heading_20_2" text:outline-level="2">Prs</text:h>
      <text:p text:style-name="Text_20_body">Represents currently logged in person. <text:s/>Standard data, plus two lists of ids for the teams and competitions in which the person participates. <text:s/>The myCmps list is updated exclusively via updates to team memberships, not as the result of any other action, e.g. updates to Cmps.</text:p>
      <text:p text:style-name="Standard">prs: {</text:p>
      <text:p text:style-name="Standard"><text:tab/>id: &lt;int&gt;</text:p>
      <text:p text:style-name="Standard"><text:tab/>email: &lt;str&gt;</text:p>
      <text:p text:style-name="Standard"><text:tab/>first: &lt;str&gt;</text:p>
      <text:p text:style-name="Standard"><text:tab/>last: &lt;str&gt;</text:p>
      <text:p text:style-name="Standard"><text:tab/>myTeams: [<text:span text:style-name="T3">&lt;int&gt;, &lt;int&gt;</text:span> …] <text:s/>// Ids of my teams. <text:s/>Consult store.teams for info</text:p>
      <text:p text:style-name="Standard"><text:tab/>myCmps:[<text:span text:style-name="T3">&lt;int&gt;, &lt;int&gt;</text:span>, …] <text:s text:c="3"/>// Ids of my cmps. <text:s/>Consult store.cmps for info</text:p>
      <text:p text:style-name="Standard">}</text:p>
      <text:p text:style-name="Standard"/>
      <text:h text:style-name="Heading_20_2" text:outline-level="2">Teams</text:h>
      <text:p text:style-name="Standard">This is a master copy of all known teams, at whatever detail they’ve been loaded thus far. <text:s/>Team details exist only here. <text:s/>All other data, e.g. Prss, stores only strInt references holding the id of the team.<text:span text:style-name="T3"> <text:s/>Teams is indexed by team ID.</text:span></text:p>
      <text:p text:style-name="Standard"/>
      <text:p text:style-name="Standard">Mmbs is duplicative of Prss information, but is needed for listing of team members in the UI, without having to load full Prss information about non-logged-in persons. <text:s/>The REST interface supplies this information as part of GET for Team.</text:p>
      <text:p text:style-name="Standard"/>
      <text:p text:style-name="Standard">teams: {</text:p>
      <text:p text:style-name="Standard"><text:tab/>id: {</text:p>
      <text:p text:style-name="Standard"><text:s text:c="23"/>id: &lt;int&gt;</text:p>
      <text:p text:style-name="Standard"><text:tab/><text:tab/>teamName: &lt;str&gt;</text:p>
      <text:p text:style-name="Standard"><text:tab/><text:tab/>mmbs: <text:span text:style-name="T3">[</text:span></text:p>
      <text:p text:style-name="Standard"><text:tab/><text:tab/><text:tab/>id: {</text:p>
      <text:p text:style-name="Standard"><text:tab/><text:tab/><text:tab/><text:tab/>firstName: &lt;str&gt;</text:p>
      <text:p text:style-name="Standard"><text:tab/><text:tab/><text:tab/><text:tab/>lastName: &lt;str&gt;</text:p>
      <text:p text:style-name="Standard"><text:tab/><text:tab/><text:tab/><text:tab/>email: &lt;str&gt;</text:p>
      <text:p text:style-name="Standard"><text:tab/><text:tab/><text:tab/>}</text:p>
      <text:p text:style-name="Standard"><text:tab/><text:tab/><text:tab/>...</text:p>
      <text:p text:style-name="Standard"><text:tab/><text:tab/>}</text:p>
      <text:p text:style-name="Standard"><text:s text:c="24"/>bestScore: &lt;number&gt;</text:p>
      <text:p text:style-name="Standard"><text:tab/><text:tab/>leaderId: &lt;int&gt; <text:s text:c="5"/>// ID of team lead</text:p>
      <text:p text:style-name="Standard"><text:soft-page-break/><text:tab/><text:tab/>toggled: &lt;bool&gt; <text:s/>// Is team expanded in display?</text:p>
      <text:p text:style-name="Standard"><text:s text:c="23"/>canSubmit: &lt;bool&gt;</text:p>
      <text:p text:style-name="Standard"><text:s text:c="23"/>cmpId: &lt;int&gt;</text:p>
      <text:p text:style-name="Standard"><text:tab/><text:tab/>lastSubmit: &lt;number&gt;</text:p>
      <text:p text:style-name="Standard"><text:tab/>}</text:p>
      <text:p text:style-name="Standard"><text:tab/>...</text:p>
      <text:p text:style-name="Standard">}</text:p>
      <text:p text:style-name="Standard"/>
      <text:h text:style-name="Heading_20_3" text:outline-level="3">Ctps</text:h>
      <text:p text:style-name="Text_20_body">Master copy of all known Ctp information, including targets for all presently loaded Cmps.<text:span text:style-name="T2"> <text:s/>This is an array, to allow easy use of forEach and foreign-key indexing from other entities, and it is indexed by *1-based database ID*</text:span></text:p>
      <text:p text:style-name="Standard">ctps:{</text:p>
      <text:p text:style-name="Standard"><text:tab/>id: {</text:p>
      <text:p text:style-name="Standard"><text:tab/><text:tab/>name: &lt;str&gt;</text:p>
      <text:p text:style-name="Standard"><text:tab/><text:tab/>description: &lt;str&gt;</text:p>
      <text:p text:style-name="Standard"><text:tab/><text:tab/>prmSchema: &lt;str&gt;</text:p>
      <text:p text:style-name="Standard"><text:tab/>}</text:p>
      <text:p text:style-name="Standard">}</text:p>
      <text:p text:style-name="Standard"/>
      <text:h text:style-name="Heading_20_3" text:outline-level="3">Cmps</text:h>
      <text:p text:style-name="P2">All currently loaded cmps, including targets for every reference from Prss.<text:span text:style-name="T2"> <text:s/>This is an array, to allow easy use of forEach, and it is indexed by *1-based database ID*.</text:span></text:p>
      <text:p text:style-name="Standard">cmps: {</text:p>
      <text:p text:style-name="Standard"><text:tab/>id: {</text:p>
      <text:p text:style-name="Standard"><text:s text:c="24"/>id: &lt;int&gt;</text:p>
      <text:p text:style-name="Standard"><text:tab/><text:tab/>title: &lt;str&gt;</text:p>
      <text:p text:style-name="Standard"><text:s text:c="24"/>ctpId: &lt;strInt&gt; <text:s text:c="14"/>// ID of Competition type, reference to Ctps</text:p>
      <text:p text:style-name="Standard"><text:s text:c="24"/>ownerid: &lt;int&gt;</text:p>
      <text:p text:style-name="Standard"><text:tab/><text:tab/>description: &lt;str&gt;</text:p>
      <text:p text:style-name="Standard"><text:tab/><text:tab/>hints: &lt;str&gt; <text:tab/><text:tab/> <text:s text:c="2"/>//identifier for hints page</text:p>
      <text:p text:style-name="Standard"><text:tab/><text:tab/>prms: &lt;str&gt; <text:s text:c="20"/>// JSON <text:s/>parameter string conforming to prmSchema from ctp</text:p>
      <text:p text:style-name="Standard"><text:s text:c="24"/>curTeamId: &lt;int&gt; <text:s text:c="11"/>// ID of team presently able to submit</text:p>
      <text:p text:style-name="Standard"><text:s text:c="24"/>joined: &lt;boolean&gt; <text:s text:c="10"/>// Current user is on a team for this competition</text:p>
      <text:p text:style-name="Standard"><text:s text:c="24"/>rules: &lt;0 ior 1&gt; <text:s text:c="14"/>// (0 standard</text:p>
      <text:p text:style-name="Standard"><text:tab/><text:tab/>cmpTeams: [&lt;strInt&gt;, &lt;strInt&gt;, …] //Ids of participating teams.</text:p>
      <text:p text:style-name="Standard"><text:tab/>}</text:p>
      <text:p text:style-name="Standard"><text:tab/>...</text:p>
      <text:p text:style-name="Standard">}</text:p>
      <text:p text:style-name="Standard"/>
      <text:h text:style-name="Heading_20_3" text:outline-level="3">Sbms</text:h>
      <text:p text:style-name="Text_20_body">Submissions for the currently active teams, incrementally loaded as a prs loads the sbm page for a given team. Sbms are organized by team, with each team keeping track of the ctpName, the current sbm, and a history of past sbms. The current sbm can either be ungraded or graded, as indicated by the <text:soft-page-break/>presence of score and testResult properties. History does not include the current sbm and is ordered with the newest sbms in the lowest indices.</text:p>
      <text:p text:style-name="Standard"/>
      <text:p text:style-name="Standard">sbms: {</text:p>
      <text:p text:style-name="Standard"><text:tab/>teamId: {</text:p>
      <text:p text:style-name="Standard"><text:tab/><text:tab/>// this is independent of the submission loading</text:p>
      <text:p text:style-name="Standard"><text:tab/><text:tab/>ctpName: &lt;str&gt; (e.g. “LandGrab”)</text:p>
      <text:p text:style-name="Standard"/>
      <text:p text:style-name="Standard"><text:tab/><text:tab/>current: {</text:p>
      <text:p text:style-name="Standard"><text:tab/><text:tab/><text:tab/>id: &lt;int&gt;,</text:p>
      <text:p text:style-name="Standard"><text:tab/><text:tab/><text:tab/>cmpId: &lt;int&gt;,</text:p>
      <text:p text:style-name="Standard"><text:tab/><text:tab/><text:tab/>teamId: &lt;int&gt;,</text:p>
      <text:p text:style-name="Standard"><text:tab/><text:tab/><text:tab/>time: &lt;str&gt;,</text:p>
      <text:p text:style-name="Standard"><text:tab/><text:tab/><text:tab/>score: &lt;num&gt;,</text:p>
      <text:p text:style-name="Standard"><text:tab/><text:tab/><text:tab/>content: &lt;JSON str&gt;,</text:p>
      <text:p text:style-name="Standard"><text:tab/><text:tab/><text:tab/>testResult: &lt;JSON str&gt;,</text:p>
      <text:p text:style-name="Standard"><text:tab/><text:tab/><text:tab/>practiceRun: 0/1</text:p>
      <text:p text:style-name="Standard"><text:tab/><text:tab/>}</text:p>
      <text:p text:style-name="Standard"/>
      <text:p text:style-name="Standard"><text:tab/><text:tab/>history: [ &lt;like current, but historical in descending chrono order&gt; ]</text:p>
      <text:p text:style-name="P1">}</text:p>
      <text:p text:style-name="P1">…</text:p>
      <text:p text:style-name="Standard">}</text:p>
      <text:p text:style-name="P1"/>
      <text:p text:style-name="Standard"/>
      <text:h text:style-name="Heading_20_3" text:outline-level="3">UpdateTimes</text:h>
      <text:p text:style-name="Text_20_body">Record of most recent updates for various branches of the store, as indicated in specific comments below. <text:s/>Cmps and myCmps reflect last updates for all Cmps, and for Cmps of the currently logged in prs, respectively.</text:p>
      <text:p text:style-name="Standard">updateTimes: {</text:p>
      <text:p text:style-name="Standard"><text:tab/>myTeams: &lt;date&gt; <text:s/>// Last update of team membership for currently logged in prs</text:p>
      <text:p text:style-name="Standard"><text:tab/>prs: &lt;date&gt; <text:s text:c="12"/>// last signin</text:p>
      <text:p text:style-name="Standard"><text:tab/>cmps: &lt;date&gt; <text:s text:c="8"/>// last update for all cmps</text:p>
      <text:p text:style-name="Standard"><text:tab/>myCmps:&lt;date&gt; <text:s text:c="3"/>// last update for cmps of the currently logged in prs</text:p>
      <text:p text:style-name="Standard">}</text:p>
      <text:p text:style-name="Standard"/>
      <text:h text:style-name="Heading_20_3" text:outline-level="3">Errs</text:h>
      <text:p text:style-name="Text_20_body">List of error string in need of display.</text:p>
      <text:p text:style-name="Text_20_body">errs: ["error string", "error string", ...]</text:p>
      <text:p text:style-name="Standard"/>
      <text:h text:style-name="Heading_20_2" text:outline-level="2"><text:soft-page-break/>Actions</text:h>
      <text:h text:style-name="Heading_20_3" text:outline-level="3">General Rules</text:h>
      <text:p text:style-name="Text_20_body">All cmpId and teamId values are strings, not ints, in actions.</text:p>
      <text:h text:style-name="Heading_20_3" text:outline-level="3">Prs Related</text:h>
      <text:p text:style-name="Standard">GET_PRS_TEAMS</text:p>
      <text:p text:style-name="Standard">Retrieve all teams for the currently logged-in person, not including full membership information. <text:s/>Update Prs and Teams, but leave membership lists empty in Teams.</text:p>
      <text:p text:style-name="Standard"/>
      <text:p text:style-name="Standard">GET_PRS_CMPS</text:p>
      <text:p text:style-name="Standard">Retrieve all cmps for the currently logged-in person. <text:s/>Update Cmps, but not Prss<text:span text:style-name="T1">.myCmps</text:span> since consistent update of Prss would also require related team information, which can only be obtained via team actions. <text:s/>Update Prss competition information via team actions only.</text:p>
      <text:p text:style-name="Standard"/>
      <text:p text:style-name="Standard">SIGN_IN</text:p>
      <text:p text:style-name="Standard">Log in. <text:s/>Update Prss</text:p>
      <text:p text:style-name="Standard"/>
      <text:p text:style-name="Standard">SIGN_OUT</text:p>
      <text:p text:style-name="Standard">Log out. <text:s/>Update all branches, clearing them.</text:p>
      <text:p text:style-name="Standard"/>
      <text:h text:style-name="Heading_20_3" text:outline-level="3">Teams Related</text:h>
      <text:p text:style-name="Standard">GET_TEAM</text:p>
      <text:p text:style-name="Standard">Get information for one team. <text:s/>Update teams.</text:p>
      <text:p text:style-name="Standard"/>
      <text:p text:style-name="Standard">GET_TEAM_MMBS</text:p>
      <text:p text:style-name="Standard">Get full membership information for a team. <text:s/>Update Teams, but not Prss despite having membership information since this would be redundant and incomplete. <text:s/>Prss will have team information anyway since only Prss-participating teams are even shown.</text:p>
      <text:p text:style-name="Standard"/>
      <text:p text:style-name="Standard">ADD_TEAM</text:p>
      <text:p text:style-name="Standard">Post a new team. <text:s/>Update Teams, Prss, and Cmps.</text:p>
      <text:p text:style-name="Standard"/>
      <text:p text:style-name="Standard">ADD_TEAM_MMB</text:p>
      <text:p text:style-name="Standard">Add a new membership (currently logged in person) to a team. <text:s/>Update Teams and Prss.</text:p>
      <text:p text:style-name="Standard"/>
      <text:p text:style-name="Standard">PUT_TEAM</text:p>
      <text:p text:style-name="Standard">Update team information. <text:s/>Update Teams.</text:p>
      <text:p text:style-name="Standard"/>
      <text:p text:style-name="Standard">DEL_TEAM</text:p>
      <text:p text:style-name="Standard">Remove a team. <text:s/>Update Teams, sbms, and Prss, including Prss.myCmps</text:p>
      <text:p text:style-name="Standard"/>
      <text:h text:style-name="Heading_20_3" text:outline-level="3">Ctps Related</text:h>
      <text:p text:style-name="Standard">GET_CTP</text:p>
      <text:p text:style-name="Standard">Get a single CTP. <text:s/>Update Ctps. <text:s/>For now, Ctps are obtained only as-needed by an sbm or cmp.</text:p>
      <text:p text:style-name="Standard"/>
      <text:h text:style-name="Heading_20_3" text:outline-level="3"><text:soft-page-break/>Cmps Related</text:h>
      <text:p text:style-name="Standard">GET_CMPS</text:p>
      <text:p text:style-name="Standard">Get all current competitions, mine or others. <text:s/>Update cmps</text:p>
      <text:p text:style-name="Standard"/>
      <text:p text:style-name="Standard">PUT_CMP</text:p>
      <text:p text:style-name="Standard">Update a cmp. <text:s/>Update cmps. <text:s/>(Not currently used, but kept for future use.)</text:p>
      <text:p text:style-name="Standard"/>
      <text:p text:style-name="Standard">GET_CMP_TEAMS</text:p>
      <text:p text:style-name="Standard">Get teams for a cmp. <text:s/>Update cmps and teams.</text:p>
      <text:p text:style-name="Standard"/>
      <text:h text:style-name="Heading_20_3" text:outline-level="3">Sbms Related</text:h>
      <text:p text:style-name="Text_20_body">GET_SBMS</text:p>
      <text:p text:style-name="Text_20_body">Get submissions related to a particular team/cmp. <text:s/>Presently posts just the current sbm, though the design accommodates a sbm history. <text:s/>Update sbms</text:p>
      <text:p text:style-name="Text_20_body">POST_SBM</text:p>
      <text:p text:style-name="Text_20_body">Post a new sbm for a given team/cmp. <text:s/>Update sbms.</text:p>
      <text:p text:style-name="Text_20_body">REFRESH_SBM</text:p>
      <text:p text:style-name="Text_20_body">Refresh the current sbm specifically. <text:s/>Update sbms.</text:p>
      <text:p text:style-name="Standard"/>
      <text:h text:style-name="Heading_20_3" text:outline-level="3">Errs Related</text:h>
      <text:p text:style-name="Text_20_body">SHOW_ERR</text:p>
      <text:p text:style-name="Text_20_body">Set errs to a provided array of displayable strings</text:p>
      <text:p text:style-name="Text_20_body">CLEAR_ERRS</text:p>
      <text:p text:style-name="Text_20_body">Clear existing errors</text:p>
      <text:p text:style-name="Standard"/>
      <text:p text:style-name="Standard">Fixes:</text:p>
      <text:p text:style-name="Standard">1. Populate prss.cmps via team membership</text:p>
      <text:p text:style-name="Standard">2. Eager-fetch Ctp information for each cmp or sbm, rather than having to do so by hand. <text:s/>(Possibly in REST interface)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  <dc:title/>
    <meta:creation-date>2017-11-02T10:33:00Z</meta:creation-date>
    <dc:date>2022-06-08T09:24:19.671000000</dc:date>
    <meta:editing-cycles>37</meta:editing-cycles>
    <meta:editing-duration>PT13H27M38S</meta:editing-duration>
    <meta:document-statistic meta:table-count="0" meta:image-count="0" meta:object-count="0" meta:page-count="5" meta:paragraph-count="146" meta:word-count="987" meta:character-count="6341" meta:non-whitespace-character-count="5012"/>
    <meta:template xlink:type="simple" xlink:actuate="onRequest" xlink:title="" xlink:href="Normal"/>
  </office:meta>
</office:document-meta>
</file>